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svg:stroke-opacity="100%" draw:fill="none" draw:textarea-horizontal-align="justify" draw:textarea-vertical-align="top" draw:auto-grow-height="false" fo:min-height="18.314cm" fo:min-width="13.119cm" fo:padding-top="0.142cm" fo:padding-bottom="0.142cm" fo:padding-left="0.267cm" fo:padding-right="0.267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22cm" fo:min-width="1.073cm" style:writing-mode="lr-tb" loext:decorative="false"/>
      <style:paragraph-properties style:writing-mode="lr-tb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standard">
      <style:graphic-properties svg:stroke-width="0.035cm" svg:stroke-color="#000000" draw:marker-start-width="0.252cm" draw:marker-end-width="0.252cm" svg:stroke-opacity="100%" draw:fill="none" draw:textarea-horizontal-align="justify" draw:textarea-vertical-align="top" draw:auto-grow-height="false" fo:min-height="18.314cm" fo:min-width="3.594cm" fo:padding-top="0.142cm" fo:padding-bottom="0.142cm" fo:padding-left="0.267cm" fo:padding-right="0.267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svg:stroke-opacity="100%" draw:fill="none" draw:textarea-horizontal-align="justify" draw:textarea-vertical-align="top" draw:auto-grow-height="false" fo:min-height="5.113cm" fo:min-width="12.484cm" fo:padding-top="0.142cm" fo:padding-bottom="0.142cm" fo:padding-left="0.267cm" fo:padding-right="0.267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svg:stroke-opacity="100%" draw:fill="none" draw:textarea-horizontal-align="justify" draw:textarea-vertical-align="top" draw:auto-grow-height="false" fo:min-height="5.113cm" fo:min-width="2.94cm" fo:padding-top="0.142cm" fo:padding-bottom="0.142cm" fo:padding-left="0.267cm" fo:padding-right="0.267cm" style:writing-mode="lr-tb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style:paragraph-properties fo:text-align="center" style:writing-mode="lr-tb"/>
      <style:text-properties fo:font-size="14pt"/>
    </style:style>
    <style:style style:name="P7" style:family="paragraph"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653cm" svg:height="18.598cm" svg:x="1.422cm" svg:y="1.317cm">
          <text:p text:style-name="P1">ISD 1<text:line-break/>1-ff00:0:x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223cm" svg:height="2.222cm" svg:x="8.742cm" svg:y="5.974cm">
          <text:p text:style-name="P3">1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2.223cm" svg:height="2.222cm" svg:x="16.968cm" svg:y="5.974cm">
          <text:p text:style-name="P3">2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2.223cm" svg:height="2.222cm" svg:x="5.568cm" svg:y="12.007cm">
          <text:p text:style-name="P3">1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2.223cm" svg:height="2.222cm" svg:x="11.918cm" svg:y="5.975cm">
          <text:p text:style-name="P3">1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2.223cm" svg:height="2.222cm" svg:x="11.917cm" svg:y="12.007cm">
          <text:p text:style-name="P3">1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0.965cm" svg:y1="7.085cm" svg:x2="11.918cm" svg:y2="7.086cm" draw:start-shape="id1" draw:start-glue-point="10" draw:end-shape="id2" draw:end-glue-point="6" svg:d="M10965 7085l953 1" svg:viewBox="0 0 954 2">
          <text:p/>
        </draw:connector>
        <draw:connector draw:style-name="gr3" draw:text-style-name="P4" draw:layer="layout" draw:type="line" svg:x1="14.141cm" svg:y1="7.086cm" svg:x2="16.968cm" svg:y2="7.085cm" draw:start-shape="id2" draw:start-glue-point="10" draw:end-shape="id3" draw:end-glue-point="6" svg:d="M14141 7086l2827-1" svg:viewBox="0 0 2828 2">
          <text:p/>
        </draw:connector>
        <draw:connector draw:style-name="gr3" draw:text-style-name="P4" draw:layer="layout" draw:type="line" svg:x1="6.68cm" svg:y1="12.007cm" svg:x2="9.854cm" svg:y2="8.196cm" draw:start-shape="id4" draw:start-glue-point="4" draw:end-shape="id1" draw:end-glue-point="8" svg:d="M6680 12007l3174-3811" svg:viewBox="0 0 3175 3812">
          <text:p/>
        </draw:connector>
        <draw:custom-shape draw:style-name="gr2" draw:text-style-name="P3" xml:id="id6" draw:id="id6" draw:layer="layout" svg:width="2.223cm" svg:height="2.222cm" svg:x="16.968cm" svg:y="12.007cm">
          <text:p text:style-name="P3">2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3.03cm" svg:y1="8.197cm" svg:x2="13.029cm" svg:y2="12.007cm" draw:start-shape="id2" draw:start-glue-point="8" draw:end-shape="id5" draw:end-glue-point="4" svg:d="M13030 8197l-1 3810" svg:viewBox="0 0 2 3811">
          <text:p/>
        </draw:connector>
        <draw:connector draw:style-name="gr3" draw:text-style-name="P4" draw:layer="layout" draw:type="line" svg:x1="18.08cm" svg:y1="8.196cm" svg:x2="18.08cm" svg:y2="12.007cm" draw:start-shape="id3" draw:start-glue-point="8" draw:end-shape="id6" draw:end-glue-point="4" svg:d="M18080 8196v3811" svg:viewBox="0 0 1 3812">
          <text:p/>
        </draw:connector>
        <draw:custom-shape draw:style-name="gr4" draw:text-style-name="P2" draw:layer="layout" svg:width="4.128cm" svg:height="18.598cm" svg:x="15.997cm" svg:y="1.317cm">
          <text:p text:style-name="P1">ISD 2</text:p>
          <text:p text:style-name="P5">2-ff00:0:x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018cm" svg:height="5.397cm" svg:x="1.74cm" svg:y="4.122cm">
          <text:p text:style-name="P1">Core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74cm" svg:height="5.397cm" svg:x="16.333cm" svg:y="4.122cm">
          <text:p text:style-name="P1">Core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2.223cm" svg:height="2.222cm" svg:x="8.743cm" svg:y="12.007cm">
          <text:p text:style-name="P3">1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9.855cm" svg:y1="12.007cm" svg:x2="9.855cm" svg:y2="8.197cm" draw:start-shape="id7" draw:start-glue-point="4" svg:d="M9855 12007v-3810" svg:viewBox="0 0 1 3811">
          <text:p/>
        </draw:connector>
        <draw:custom-shape draw:style-name="gr2" draw:text-style-name="P6" xml:id="id9" draw:id="id9" draw:layer="layout" svg:width="2.223cm" svg:height="2.222cm" svg:x="5.568cm" svg:y="16.77cm">
          <text:p text:style-name="P6"><text:span text:style-name="T1">11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10" draw:id="id10" draw:layer="layout" svg:width="2.223cm" svg:height="2.222cm" svg:x="8.743cm" svg:y="16.769cm">
          <text:p text:style-name="P7"><text:span text:style-name="T2">11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8" draw:id="id8" draw:layer="layout" svg:width="2.223cm" svg:height="2.222cm" svg:x="2.392cm" svg:y="16.769cm">
          <text:p text:style-name="P7"><text:span text:style-name="T2">11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3.504cm" svg:y1="16.769cm" svg:x2="6.68cm" svg:y2="14.229cm" draw:start-shape="id8" draw:start-glue-point="4" draw:end-shape="id4" draw:end-glue-point="8" svg:d="M3504 16769l3176-2540" svg:viewBox="0 0 3177 2541">
          <text:p/>
        </draw:connector>
        <draw:connector draw:style-name="gr3" draw:text-style-name="P4" draw:layer="layout" draw:type="line" svg:x1="6.68cm" svg:y1="16.77cm" svg:x2="6.68cm" svg:y2="14.229cm" draw:start-shape="id9" draw:start-glue-point="4" svg:d="M6680 16770v-2541" svg:viewBox="0 0 1 2542">
          <text:p/>
        </draw:connector>
        <draw:connector draw:style-name="gr3" draw:text-style-name="P4" draw:layer="layout" draw:type="line" svg:x1="9.855cm" svg:y1="16.769cm" svg:x2="9.855cm" svg:y2="14.229cm" draw:start-shape="id10" draw:start-glue-point="4" draw:end-shape="id7" draw:end-glue-point="8" svg:d="M9855 16769v-2540" svg:viewBox="0 0 1 25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05T11:21:35.061151528</meta:creation-date>
    <dc:date>2024-05-21T13:24:10.371000000</dc:date>
    <meta:editing-duration>PT33M22S</meta:editing-duration>
    <meta:editing-cycles>8</meta:editing-cycles>
    <meta:generator>LibreOffice/24.2.3.2$Windows_X86_64 LibreOffice_project/433d9c2ded56988e8a90e6b2e771ee4e6a5ab2ba</meta:generator>
    <meta:print-date>2024-05-21T13:17:14.510000000</meta:print-date>
    <meta:printed-by>PDF files</meta:printed-by>
    <meta:document-statistic meta:object-count="23"/>
  </office:meta>
</office:document-meta>
</file>